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6e3" officeooo:paragraph-rsid="000b56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56e3" officeooo:paragraph-rsid="000b56e3" style:font-weight-asian="bold" style:font-weight-complex="bold"/>
    </style:style>
    <style:style style:name="P3" style:family="paragraph" style:parent-style-name="Standard">
      <style:text-properties officeooo:paragraph-rsid="000d0b19"/>
    </style:style>
    <style:style style:name="P4" style:family="paragraph" style:parent-style-name="Standard">
      <style:text-properties style:font-name="Calibri Light" fo:font-size="11pt" officeooo:rsid="000b56e3" officeooo:paragraph-rsid="000b56e3" style:font-size-asian="11pt" style:font-size-complex="11pt"/>
    </style:style>
    <style:style style:name="P5" style:family="paragraph" style:parent-style-name="Standard">
      <style:text-properties style:font-name="Calibri Light" fo:font-size="11pt" officeooo:rsid="000d0b19" officeooo:paragraph-rsid="000d0b19" style:font-size-asian="11pt" style:font-size-complex="11pt"/>
    </style:style>
    <style:style style:name="P6" style:family="paragraph" style:parent-style-name="Standard">
      <style:text-properties style:font-name="Calibri Light" fo:font-size="11pt" officeooo:paragraph-rsid="000d0b19" style:font-size-asian="11pt" style:font-size-complex="11pt"/>
    </style:style>
    <style:style style:name="P7" style:family="paragraph" style:parent-style-name="Standard">
      <style:text-properties style:font-name="Calibri Light" fo:font-size="11pt" style:text-underline-style="solid" style:text-underline-width="auto" style:text-underline-color="font-color" officeooo:paragraph-rsid="000d0b19" style:font-size-asian="11pt" style:font-size-complex="11pt"/>
    </style:style>
    <style:style style:name="P8" style:family="paragraph" style:parent-style-name="Standard">
      <style:text-properties style:use-window-font-color="true" loext:opacity="0%" officeooo:rsid="000d0b19" officeooo:paragraph-rsid="000d0b19" fo:background-color="#ffd8ce"/>
    </style:style>
    <style:style style:name="P9" style:family="paragraph" style:parent-style-name="Standard">
      <style:text-properties style:use-window-font-color="true" loext:opacity="0%" officeooo:rsid="000ec306" officeooo:paragraph-rsid="000ec306" fo:background-color="#ffd8ce"/>
    </style:style>
    <style:style style:name="P10" style:family="paragraph" style:parent-style-name="Standard">
      <style:text-properties style:use-window-font-color="true" loext:opacity="0%" officeooo:rsid="000efba8" officeooo:paragraph-rsid="000efba8" fo:background-color="#ffd8ce"/>
    </style:style>
    <style:style style:name="P11" style:family="paragraph" style:parent-style-name="Standard">
      <style:text-properties style:use-window-font-color="true" loext:opacity="0%" officeooo:rsid="000f857b" officeooo:paragraph-rsid="000f857b" fo:background-color="#ffd8ce"/>
    </style:style>
    <style:style style:name="P12" style:family="paragraph" style:parent-style-name="Standard">
      <style:text-properties style:use-window-font-color="true" loext:opacity="0%" officeooo:rsid="000d0b19" officeooo:paragraph-rsid="000d0b19" fo:background-color="transparent"/>
    </style:style>
    <style:style style:name="P13" style:family="paragraph" style:parent-style-name="Standard">
      <style:text-properties style:use-window-font-color="true" loext:opacity="0%" officeooo:rsid="000e4320" officeooo:paragraph-rsid="000d0b19" fo:background-color="transparent"/>
    </style:style>
    <style:style style:name="P14" style:family="paragraph" style:parent-style-name="Standard">
      <style:text-properties style:use-window-font-color="true" loext:opacity="0%" officeooo:rsid="000ec306" officeooo:paragraph-rsid="000ec306" fo:background-color="transparent"/>
    </style:style>
    <style:style style:name="P15" style:family="paragraph" style:parent-style-name="Standard">
      <style:text-properties style:use-window-font-color="true" loext:opacity="0%" officeooo:rsid="000efba8" officeooo:paragraph-rsid="000efba8" fo:background-color="transparent"/>
    </style:style>
    <style:style style:name="P16" style:family="paragraph" style:parent-style-name="Standard">
      <style:text-properties style:use-window-font-color="true" loext:opacity="0%" officeooo:rsid="000f857b" officeooo:paragraph-rsid="000f857b" fo:background-color="transparen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fo:font-weight="bold" officeooo:rsid="000f857b" officeooo:paragraph-rsid="000f857b" fo:background-color="transparent" style:font-weight-asian="bold" style:font-weight-complex="bold"/>
    </style:style>
    <style:style style:name="P18" style:family="paragraph" style:parent-style-name="Standard">
      <style:text-properties fo:color="#bcbec4" loext:opacity="100%" style:font-name="Calibri Light" fo:font-size="11pt" fo:font-style="normal" fo:font-weight="normal" officeooo:paragraph-rsid="000d0b19" style:font-size-asian="11pt" style:font-style-asian="normal" style:font-weight-asian="normal" style:font-size-complex="11pt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f6f9d4" loext:char-shading-value="0"/>
    </style:style>
    <style:style style:name="T3" style:family="text">
      <style:text-properties fo:background-color="#ffd7d7" loext:char-shading-value="0"/>
    </style:style>
    <style:style style:name="T4" style:family="text">
      <style:text-properties officeooo:rsid="000d0b19"/>
    </style:style>
    <style:style style:name="T5" style:family="text">
      <style:text-properties fo:color="#bcbec4" loext:opacity="100%" fo:font-style="normal" fo:font-weight="normal" style:font-style-asian="normal" style:font-weight-asian="normal"/>
    </style:style>
    <style:style style:name="T6" style:family="text">
      <style:text-properties fo:color="#c77dbb" loext:opacity="100%" fo:font-style="italic" fo:font-weight="normal" style:font-style-asian="italic" style:font-weight-asian="normal"/>
    </style:style>
    <style:style style:name="T7" style:family="text">
      <style:text-properties fo:color="#333333" loext:opacity="100%" fo:font-style="normal" fo:font-weight="normal" style:font-style-asian="normal" style:font-weight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3d8f9" loext:char-shading-value="0" style:font-weight-asian="bold" style:font-weight-complex="bold"/>
    </style:style>
    <style:style style:name="T10" style:family="text">
      <style:text-properties style:font-name="Calibri Light" fo:font-size="11pt" officeooo:rsid="000d0b19" style:font-size-asian="11pt" style:font-size-complex="11pt"/>
    </style:style>
    <style:style style:name="T11" style:family="text">
      <style:text-properties style:font-name="Calibri Light" fo:font-size="11pt" officeooo:rsid="000f857b" style:font-size-asian="11pt" style:font-size-complex="11pt"/>
    </style:style>
    <style:style style:name="T12" style:family="text">
      <style:text-properties fo:color="#ff6d6d" loext:opacity="100%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e4320" fo:background-color="transparent" loext:char-shading-value="0"/>
    </style:style>
    <style:style style:name="T15" style:family="text">
      <style:text-properties officeooo:rsid="000efba8" fo:background-color="transparent" loext:char-shading-value="0"/>
    </style:style>
    <style:style style:name="T16" style:family="text">
      <style:text-properties fo:background-color="#ffdbb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esumen clase 24/10/2024 parte de Android Studio</text:p>
      <text:p text:style-name="P1"/>
      <text:p text:style-name="P4"/>
      <text:p text:style-name="P4">¿De qué consta un proyecto Android?</text:p>
      <text:p text:style-name="P4"/>
      <text:p text:style-name="P4"><text:span text:style-name="T1">Activity</text:span>→ Son las pantallas. Puedo tener tantas como pantallas tenga mi app. Cada pantalla tiene dos partes diferenciadas:</text:p>
      <text:p text:style-name="P4"><text:tab/><text:span text:style-name="T2">Parte LÓGICA</text:span>→Las clases, son archivos .kt NUNCA un file</text:p>
      <text:p text:style-name="P4"><text:tab/><text:span text:style-name="T2">Parte <text:s/>GRÁFICA</text:span>→ .XML, se llama layout</text:p>
      <text:p text:style-name="P4">Cada Activity tiene siempre estas dos partes.</text:p>
      <text:p text:style-name="P4"/>
      <text:p text:style-name="P4">Dentro de la estructura de proyecto nos podemos encontrar dos partes también. La parte de app, que es donde vamos a escribir la app y los ficheros de configuración.</text:p>
      <text:p text:style-name="P4"/>
      <text:p text:style-name="P4">En app nos encontramos:</text:p>
      <text:p text:style-name="P4"/>
      <text:p text:style-name="P4"><text:span text:style-name="T3">Fichero manifest</text:span>→ Es el equivalente al main. Está definida la aplicación y cuales son sus pantallas.</text:p>
      <text:p text:style-name="P4">Es un XML, si tengo 20 pantallas tengo nodos activity donde sólo uno de ellos es &lt;intent-filter&gt;, que contienen un MAIN (al pinchar en home, vuelve a la principal) y un LAUNCHER (lanza la aplicación), está exportada para que pueda ser accesible desde fuera (static en Java). Las demás activity estarán exported=”false”</text:p>
      <text:p text:style-name="P4"/>
      <text:p text:style-name="P5"><text:span text:style-name="T3">kotlin+java</text:span>→ Aquí es donde vamos a escribir la app, en la carpeta que no es androidTest ni Test- En el caso del ejemplo es com.example.holamundo. Contiene:</text:p>
      <text:p text:style-name="P5"/>
      <text:p text:style-name="P5"><text:tab/><text:span text:style-name="T8"> </text:span><text:span text:style-name="T9">MainActivity,</text:span><text:span text:style-name="T8"> </text:span>que es el .kt, es decir, la parte lógica.</text:p>
      <text:p text:style-name="P6"><text:span text:style-name="T4"><text:tab/>Aquí tiene un class que extiende de AppCompatActivity(), que lo que hace es sobreescribir el método <text:tab/>onCreate(), que es el primer método del ciclo de vida. Aquí también nos encontramos la parte gráfica <text:tab/>el </text:span><text:span text:style-name="T7">setContentView(R.layout</text:span><text:span text:style-name="T5">.</text:span><text:span text:style-name="T6">activity_main</text:span><text:span text:style-name="T5">)</text:span></text:p>
      <text:p text:style-name="P7"><text:span text:style-name="T5"/></text:p>
      <text:p text:style-name="P18"><text:tab/></text:p>
      <text:p text:style-name="P3"><text:span text:style-name="T10"><text:tab/></text:span><text:span text:style-name="T11">Aquí t</text:span><text:span text:style-name="T10">ambién </text:span><text:span text:style-name="T11">van las carpetas de</text:span><text:span text:style-name="T10"> conexiones a la base de datos, modelos, todo el código kotlin… </text:span></text:p>
      <text:p text:style-name="P3"><text:span text:style-name="T12"/></text:p>
      <text:p text:style-name="P8">res→<text:span text:style-name="T13">recursos. Aquellos a los que quiero acceder desde mi código. De primeras vienen 5 carpetas pero pueden ser más, según va creciendo el proyecto.</text:span></text:p>
      <text:p text:style-name="P8"><text:span text:style-name="T13"/></text:p>
      <text:p text:style-name="P12"><text:tab/>Drawable→ Todas las imágenes</text:p>
      <text:p text:style-name="P12"><text:tab/></text:p>
      <text:p text:style-name="P8"><text:span text:style-name="T13"><text:tab/></text:span><text:span text:style-name="T14">Layaout→ Todas las partes gráficas de cada una de las pantallas- Tantos activity_main.xml <text:tab/>como pantallas tengo. Aquí podemos ver cómo se ve gráficamente la aplicación. Recuerda <text:tab/>poner vista split.</text:span></text:p>
      <text:p text:style-name="P8"><text:span text:style-name="T14"/></text:p>
      <text:p text:style-name="P13"><text:tab/>Mipmap→ Aquí podemos ver los iconos de la aplicación</text:p>
      <text:p text:style-name="P8"><text:span text:style-name="T14"/></text:p>
      <text:p text:style-name="P8"><text:span text:style-name="T14"><text:tab/>Value→ Un poco de todo. Colores de la app, Strings (Todas las palabras deberían estar en <text:tab/>Strings). </text:span><text:span text:style-name="T15">Colour es un método que me permite acceder a todos los elementos que son de tipo <text:tab/>color.</text:span></text:p>
      <text:p text:style-name="P8"><text:span text:style-name="T14"/></text:p>
      <text:p text:style-name="P13"><text:tab/>Themes→ 3 estilos por defecto: NoActionBar, HolaMundo(por defecto), y el night</text:p>
      <text:p text:style-name="P8"><text:span text:style-name="T14"/></text:p>
      <text:p text:style-name="P13"><text:tab/>xml→ Cosas de configuración y manejo de datos.</text:p>
      <text:p text:style-name="P8"><text:span text:style-name="T14"/></text:p>
      <text:p text:style-name="P9"><text:soft-page-break/><text:span text:style-name="T14">P</text:span><text:span text:style-name="T13">ara acceder a estos recursos se hace :</text:span></text:p>
      <text:p text:style-name="P9"><text:span text:style-name="T13"/></text:p>
      <text:p text:style-name="P9"><text:span text:style-name="T15">Des un </text:span><text:span text:style-name="T13">.kt→ mediante clase R→ R.string.nombreQueLeDi</text:span></text:p>
      <text:p text:style-name="P9"><text:span text:style-name="T13"/></text:p>
      <text:p text:style-name="P14">R.string.pulsar</text:p>
      <text:p text:style-name="P14">R.layout.activity_main</text:p>
      <text:p text:style-name="P15">R.color.blue_primary</text:p>
      <text:p text:style-name="P10"><text:span text:style-name="T13"/></text:p>
      <text:p text:style-name="P10"><text:span text:style-name="T13">Todos los elementos de la clase R son </text:span><text:span text:style-name="T16">números, </text:span><text:span text:style-name="T13">por lo tanto en ocasiones deberemos usar otra forma que nos de el string y no el número:</text:span></text:p>
      <text:p text:style-name="P10"><text:span text:style-name="T13"/></text:p>
      <text:p text:style-name="P15">resources.getString(R.string.pulsar)→ Esto me devuelve el string</text:p>
      <text:p text:style-name="P10"><text:span text:style-name="T13"/></text:p>
      <text:p text:style-name="P15">Desde un .XML→ @string/pulsar→ devuelve “Pulsar”</text:p>
      <text:p text:style-name="P10"><text:span text:style-name="T13"/></text:p>
      <text:p text:style-name="P17">¿Cómo crear más pantallas?</text:p>
      <text:p text:style-name="P11"><text:span text:style-name="T13"/></text:p>
      <text:p text:style-name="P16">Por defecto tenemos una creada pero cuando necesitemos más vamos a com.example.holamundo y bd→ new→ activity→empty Views Activity. Recordar poner un nombre muy identificativo de qué pantalla es. El layout asociado se debe llamar de la misma manera pero al revés y con guion bajo. Le decimos que no sea launcher, porque la lanzadora es la primera.</text:p>
      <text:p text:style-name="P13"><text:tab/></text:p>
      <text:p text:style-name="P13"><text:tab/></text:p>
      <text:p text:style-name="P4"/>
      <text:p text:style-name="P4"/>
      <text:p text:style-name="P4"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24:42.763000000</meta:creation-date>
    <dc:date>2024-11-04T18:54:40.537000000</dc:date>
    <meta:editing-duration>PT1H40M52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6" meta:word-count="479" meta:character-count="3019" meta:non-whitespace-character-count="2544"/>
  </office:meta>
</office:document-meta>
</file>